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1cc3d" style:font-size-asian="11pt" style:font-size-complex="11pt"/>
    </style:style>
    <style:style style:name="P5" style:family="paragraph" style:parent-style-name="Standard">
      <style:text-properties style:font-name="Arial" fo:font-size="11pt" officeooo:paragraph-rsid="000f5bfa" style:font-size-asian="11pt" style:font-size-complex="11pt"/>
    </style:style>
    <style:style style:name="P6" style:family="paragraph" style:parent-style-name="Standard">
      <style:text-properties style:font-name="Arial" fo:font-size="11pt" officeooo:paragraph-rsid="0013f75c" style:font-size-asian="11pt" style:font-size-complex="11pt"/>
    </style:style>
    <style:style style:name="P7" style:family="paragraph" style:parent-style-name="Standard">
      <style:text-properties style:font-name="Arial" fo:font-size="12pt" officeooo:rsid="0003e23a" officeooo:paragraph-rsid="0011cc3d" style:font-size-asian="12pt" style:font-size-complex="12pt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e23a" style:font-size-asian="12pt" style:font-size-complex="12pt"/>
    </style:style>
    <style:style style:name="T3" style:family="text">
      <style:text-properties fo:font-size="12pt" officeooo:rsid="0011cc3d" style:font-size-asian="12pt" style:font-size-complex="12pt"/>
    </style:style>
    <style:style style:name="T4" style:family="text">
      <style:text-properties officeooo:rsid="00090e64"/>
    </style:style>
    <style:style style:name="T5" style:family="text">
      <style:text-properties officeooo:rsid="000f5bfa"/>
    </style:style>
    <style:style style:name="T6" style:family="text">
      <style:text-properties officeooo:rsid="00111d2f"/>
    </style:style>
    <style:style style:name="T7" style:family="text">
      <style:text-properties officeooo:rsid="0011cc3d"/>
    </style:style>
    <style:style style:name="T8" style:family="text">
      <style:text-properties officeooo:rsid="0011dc2f"/>
    </style:style>
    <style:style style:name="T9" style:family="text">
      <style:text-properties officeooo:rsid="0013f75c"/>
    </style:style>
    <style:style style:name="T10" style:family="text">
      <style:text-properties officeooo:rsid="0014a3e7"/>
    </style:style>
    <style:style style:name="T11" style:family="text">
      <style:text-properties officeooo:rsid="00169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SURAT KUASA</text:p>
      <text:p text:style-name="P3">Yang bertandatangan dibawah ini :</text:p>
      <text:p text:style-name="P3"><text:tab/>Nama<text:tab/><text:tab/>: <text:span text:style-name="T7">Bambang Rudolfo</text:span>, S<text:span text:style-name="T7">S</text:span></text:p>
      <text:p text:style-name="P4"><text:tab/>Alamat<text:tab/><text:tab/>: <text:span text:style-name="T2">Jl. </text:span><text:span text:style-name="T3">Pasti Cepat</text:span><text:span text:style-name="T2"> </text:span><text:span text:style-name="T3">Blok DA</text:span><text:span text:style-name="T2"> </text:span><text:span text:style-name="T3">no</text:span><text:span text:style-name="T2"> </text:span><text:span text:style-name="T3">19</text:span><text:span text:style-name="T2">, RT. 00</text:span><text:span text:style-name="T3">2</text:span><text:span text:style-name="T2">/ RW .00</text:span><text:span text:style-name="T3">3</text:span></text:p>
      <text:p text:style-name="P7"><text:tab/><text:tab/><text:tab/> <text:s/>Kel. P<text:span text:style-name="T7">egadungan</text:span>, Kec. P<text:span text:style-name="T7">ekalongan</text:span>, Jakarta <text:span text:style-name="T7">Barat</text:span></text:p>
      <text:p text:style-name="P3"><text:tab/>Jabatan<text:tab/>: <text:span text:style-name="T7">Staff HRD</text:span></text:p>
      <text:p text:style-name="P3">Memberi kuasa kepada :</text:p>
      <text:p text:style-name="P5"><text:tab/>Nama<text:tab/><text:tab/>: <text:span text:style-name="T7">Kaka Cantique</text:span>, S<text:span text:style-name="T8">H</text:span></text:p>
      <text:p text:style-name="P5"><text:tab/>Alamat<text:tab/><text:tab/>: Jl. <text:span text:style-name="T8">T</text:span><text:span text:style-name="T11">ukangan Kulon</text:span> <text:span text:style-name="T8">IIA</text:span> <text:span text:style-name="T8">n</text:span>o. <text:span text:style-name="T8">3</text:span>, <text:span text:style-name="T11">Magelang Tengah</text:span><text:span text:style-name="T8">, </text:span><text:span text:style-name="T11">Jawa Tengah</text:span></text:p>
      <text:p text:style-name="P5"><text:tab/>Jabatan<text:tab/>: D<text:span text:style-name="T7">river</text:span></text:p>
      <text:p text:style-name="P3">Untuk mengurus surat-surat kendaraan dengan data sebagai berikut :</text:p>
      <text:p text:style-name="P3"><text:tab/>Mer<text:span text:style-name="T4">k</text:span><text:tab/><text:tab/>:<text:span text:style-name="T1"> </text:span></text:p>
      <text:p text:style-name="P3"><text:tab/>Type<text:tab/><text:tab/>:<text:span text:style-name="T1"> </text:span></text:p>
      <text:p text:style-name="P3"><text:tab/>Tahun<text:tab/><text:tab/>:<text:span text:style-name="T1"> </text:span></text:p>
      <text:p text:style-name="P3"><text:tab/>Warna<text:tab/><text:tab/>:<text:span text:style-name="T1"> </text:span></text:p>
      <text:p text:style-name="P3"><text:tab/>No. Rangka<text:tab/>:<text:span text:style-name="T1"> </text:span></text:p>
      <text:p text:style-name="P3"><text:tab/>No. Mesin<text:tab/>: </text:p>
      <text:p text:style-name="P3">Demikian surat ini dibuat agar dapat dipergunakan semestinya.</text:p>
      <text:p text:style-name="P8"/>
      <text:p text:style-name="P3">Jakarta, <text:span text:style-name="T5">1</text:span> <text:span text:style-name="T10">Maret</text:span> 201<text:span text:style-name="T9">7</text:span></text:p>
      <text:p text:style-name="P3"/>
      <text:p text:style-name="P3"/>
      <text:p text:style-name="P3"/>
      <text:p text:style-name="P6"><text:span text:style-name="T7">Bambang Rudolfo</text:span>, S<text:span text:style-name="T7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d" fo:country="ID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d" fo:country="ID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vi</meta:initial-creator>
    <meta:editing-cycles>18</meta:editing-cycles>
    <meta:print-date>2015-05-07T21:14:14.124000000</meta:print-date>
    <meta:creation-date>2014-04-29T04:25:00</meta:creation-date>
    <dc:date>2022-10-22T15:31:25.613297349</dc:date>
    <meta:editing-duration>PT28M27S</meta:editing-duration>
    <meta:generator>LibreOffice/7.4.1.2$Linux_X86_64 LibreOffice_project/40$Build-2</meta:generator>
    <meta:document-statistic meta:table-count="0" meta:image-count="0" meta:object-count="0" meta:page-count="1" meta:paragraph-count="20" meta:word-count="97" meta:character-count="568" meta:non-whitespace-character-count="4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